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C800000096A8536B0567FB92CC.jpg" manifest:media-type="image/jpeg"/>
  <manifest:file-entry manifest:full-path="Pictures/10000201000000960000007AB110051802F9320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Source Code Pro Semibold" svg:font-family="'Source Code Pro Semibold'"/>
    <style:font-face style:name="Source Code Pro Semibold1" svg:font-family="'Source Code Pro Semibold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loisterBlack BT" svg:font-family="'CloisterBlack BT'" style:font-family-generic="script" style:font-pitch="variable"/>
    <style:font-face style:name="Calibri" svg:font-family="Calibri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0.766cm" fo:min-width="2.04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528cm" fo:min-width="3.056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766cm" fo:min-width="1.49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766cm" fo:min-width="1.278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766cm" fo:min-width="1.532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766cm" fo:min-width="2.802cm"/>
    </style:style>
    <style:style style:name="gr7" style:family="graphic" style:parent-style-name="standard">
      <style:graphic-properties svg:stroke-opacity="100%" draw:fill-color="#ffffff" draw:opacity="0%" draw:opacity-name="" draw:textarea-horizontal-align="justify" draw:textarea-vertical-align="top" draw:auto-grow-height="false" fo:min-height="6.608cm" fo:min-width="9.406cm"/>
    </style:style>
    <style:style style:name="gr8" style:family="graphic" style:parent-style-name="objectwithoutfill">
      <style:graphic-properties draw:marker-end="Arrow" draw:marker-end-width="0.3cm" draw:fill="solid" draw:textarea-vertical-align="middle"/>
    </style:style>
    <style:style style:name="gr9" style:family="graphic" style:parent-style-name="objectwithoutfill">
      <style:graphic-properties svg:stroke-color="#990099" draw:marker-end="Arrow" draw:marker-end-width="0.3cm" draw:fill="solid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42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0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14" style:family="graphic" style:parent-style-name="standard">
      <style:graphic-properties draw:fill-color="#ffffff" draw:textarea-horizontal-align="justify" draw:textarea-vertical-align="top" draw:auto-grow-height="false" fo:min-height="2.036cm" fo:min-width="2.802cm"/>
    </style:style>
    <style:style style:name="gr15" style:family="graphic" style:parent-style-name="objectwithoutfill">
      <style:graphic-properties draw:fill="solid" draw:textarea-vertical-align="middle"/>
    </style:style>
    <style:style style:name="gr16" style:family="graphic" style:parent-style-name="standard">
      <style:graphic-properties draw:stroke="none" draw:fill="none" fo:min-height="1.425cm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  <style:text-properties style:font-name="Calibri" fo:font-size="12pt" fo:font-style="italic" style:font-size-asian="12pt" style:font-style-asian="italic" style:font-size-complex="12pt" style:font-style-complex="italic"/>
    </style:style>
    <style:style style:name="P2" style:family="paragraph">
      <loext:graphic-properties draw:fill-color="#ffffff"/>
      <style:paragraph-properties fo:text-align="center"/>
      <style:text-properties style:font-name="Calibri" fo:font-size="12pt" fo:font-style="italic" style:font-size-asian="12pt" style:font-style-asian="italic" style:font-size-complex="12pt" style:font-style-complex="italic"/>
    </style:style>
    <style:style style:name="P3" style:family="paragraph">
      <style:paragraph-properties fo:text-align="center"/>
      <style:text-properties style:font-name="Calibri" fo:font-size="12pt" style:font-size-asian="12pt" style:font-size-complex="12pt"/>
    </style:style>
    <style:style style:name="P4" style:family="paragraph">
      <loext:graphic-properties draw:fill-color="#ffffff"/>
      <style:paragraph-properties fo:text-align="center"/>
      <style:text-properties style:font-name="Calibri" fo:font-size="12pt" style:font-size-asian="12pt" style:font-size-complex="12pt"/>
    </style:style>
    <style:style style:name="P5" style:family="paragraph">
      <style:paragraph-properties fo:text-align="start"/>
      <style:text-properties style:font-name="Calibri" fo:font-size="12pt" style:font-size-asian="12pt" style:font-size-complex="12pt"/>
    </style:style>
    <style:style style:name="P6" style:family="paragraph">
      <loext:graphic-properties draw:fill-color="#ffffff" draw:opacity="0%"/>
      <style:paragraph-properties fo:text-align="start"/>
      <style:text-properties style:font-name="Calibri" fo:font-size="12pt" style:font-size-asian="12pt" style:font-size-complex="12pt"/>
    </style:style>
    <style:style style:name="P7" style:family="paragraph">
      <loext:graphic-properties draw:fill="solid"/>
      <style:paragraph-properties fo:text-align="center"/>
    </style:style>
    <style:style style:name="P8" style:family="paragraph">
      <style:text-properties style:font-name="Calibri" fo:font-size="12pt" style:font-size-asian="12pt" style:font-size-complex="12pt"/>
    </style:style>
    <style:style style:name="P9" style:family="paragraph">
      <loext:graphic-properties draw:fill="none" draw:fill-color="#ffffff"/>
      <style:text-properties style:font-name="Calibri" fo:font-size="12pt" style:font-size-asian="12pt" style:font-size-complex="12pt"/>
    </style:style>
    <style:style style:name="P10" style:family="paragraph">
      <style:text-properties style:font-name="CloisterBlack BT"/>
    </style:style>
    <style:style style:name="P11" style:family="paragraph">
      <loext:graphic-properties draw:fill="none" draw:fill-color="#ffffff"/>
      <style:text-properties style:font-name="CloisterBlack BT"/>
    </style:style>
    <style:style style:name="P12" style:family="paragraph">
      <style:text-properties style:font-name="Calibri" fo:font-size="10pt" style:font-size-asian="10pt" style:font-size-complex="10pt"/>
    </style:style>
    <style:style style:name="P13" style:family="paragraph">
      <loext:graphic-properties draw:fill="none" draw:fill-color="#ffffff"/>
      <style:text-properties style:font-name="Calibri" fo:font-size="10pt" style:font-size-asian="10pt" style:font-size-complex="10pt"/>
    </style:style>
    <style:style style:name="P14" style:family="paragraph">
      <style:paragraph-properties fo:text-align="start"/>
      <style:text-properties fo:color="#990099" style:font-name="Calibri" fo:font-size="12pt" style:font-size-asian="12pt" style:font-size-complex="12pt"/>
    </style:style>
    <style:style style:name="P15" style:family="paragraph">
      <loext:graphic-properties draw:fill-color="#ffffff"/>
      <style:paragraph-properties fo:text-align="start"/>
      <style:text-properties fo:color="#990099" style:font-name="Calibri" fo:font-size="12pt" style:font-size-asian="12pt" style:font-size-complex="12pt"/>
    </style:style>
    <style:style style:name="P16" style:family="paragraph">
      <style:text-properties style:font-name="Source Code Pro Semibold1" fo:font-size="8pt" style:font-size-asian="8pt" style:font-size-complex="8pt"/>
    </style:style>
    <style:style style:name="P17" style:family="paragraph">
      <loext:graphic-properties draw:fill="none"/>
      <style:text-properties style:font-name="Source Code Pro Semibold1" fo:font-size="8pt" style:font-size-asian="8pt" style:font-size-complex="8pt"/>
    </style:style>
    <style:style style:name="P18" style:family="paragraph">
      <style:paragraph-properties fo:text-align="center"/>
    </style:style>
    <style:style style:name="P19" style:family="paragraph">
      <loext:graphic-properties draw:fill-color="#ffffff"/>
    </style:style>
    <style:style style:name="T1" style:family="text">
      <style:text-properties style:font-name="Calibri" fo:font-size="12pt" fo:font-style="italic" style:font-size-asian="12pt" style:font-style-asian="italic" style:font-size-complex="12pt" style:font-style-complex="italic"/>
    </style:style>
    <style:style style:name="T2" style:family="text">
      <style:text-properties style:font-name="Calibri" fo:font-size="12pt" style:font-size-asian="12pt" style:font-size-complex="12pt"/>
    </style:style>
    <style:style style:name="T3" style:family="text">
      <style:text-properties style:font-name="CloisterBlack BT"/>
    </style:style>
    <style:style style:name="T4" style:family="text">
      <style:text-properties style:font-name="Calibri" fo:font-size="10pt" style:font-size-asian="10pt" style:font-size-complex="10pt"/>
    </style:style>
    <style:style style:name="T5" style:family="text">
      <style:text-properties fo:color="#990099" style:font-name="Calibri" fo:font-size="12pt" style:font-size-asian="12pt" style:font-size-complex="12pt"/>
    </style:style>
    <style:style style:name="T6" style:family="text">
      <style:text-properties style:font-name="Source Code Pro Semibold1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1" draw:id="id1" draw:layer="layout" svg:width="2.54cm" svg:height="1.016cm" svg:x="1.016cm" svg:y="0.762cm">
          <text:p text:style-name="P1"><text:span text:style-name="T1">Keybo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xml:id="id2" draw:id="id2" draw:layer="layout" svg:width="2.54cm" svg:height="1.016cm" svg:x="1.016cm" svg:y="2.794cm">
          <text:p text:style-name="P3"><text:span text:style-name="T2">MidiMonitor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3" draw:id="id3" draw:layer="layout" svg:width="2.54cm" svg:height="1.016cm" svg:x="1.016cm" svg:y="5.334cm">
          <text:p text:style-name="P3"><text:span text:style-name="T2">Synth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4" draw:id="id4" draw:layer="layout" svg:width="2.54cm" svg:height="1.016cm" svg:x="7.112cm" svg:y="3.302cm">
          <text:p text:style-name="P3"><text:span text:style-name="T2">PatchMa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xml:id="id5" draw:id="id5" draw:layer="layout" svg:width="2.54cm" svg:height="1.016cm" svg:x="7.112cm" svg:y="5.334cm">
          <text:p text:style-name="P3"><text:span text:style-name="T2">VoiceFactory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7" draw:id="id7" draw:layer="layout" svg:width="2.54cm" svg:height="1.016cm" svg:x="7.112cm" svg:y="7.62cm">
          <text:p text:style-name="P3"><text:span text:style-name="T2">Instan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4" xml:id="id8" draw:id="id8" draw:layer="layout" svg:width="3.556cm" svg:height="1.778cm" svg:x="11.176cm" svg:y="6.858cm">
          <text:p text:style-name="P3"><text:span text:style-name="T2">DeltaListeners </text:span></text:p>
          <text:p text:style-name="P3"><text:span text:style-name="T2">List&lt;DeltaListener&gt;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9" draw:id="id9" draw:layer="layout" svg:width="1.99cm" svg:height="1.016cm" svg:x="16.764cm" svg:y="5.334cm">
          <text:p text:style-name="P3"><text:span text:style-name="T2">WaveG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10" draw:id="id10" draw:layer="layout" svg:width="1.778cm" svg:height="1.016cm" svg:x="20.066cm" svg:y="5.334cm">
          <text:p text:style-name="P3"><text:span text:style-name="T2">EnvG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11" draw:id="id11" draw:layer="layout" svg:width="2.032cm" svg:height="1.016cm" svg:x="23.368cm" svg:y="5.334cm">
          <text:p text:style-name="P3"><text:span text:style-name="T2">VoiceMi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xml:id="id18" draw:id="id18" draw:layer="layout" svg:width="2.54cm" svg:height="1.016cm" svg:x="6.858cm" svg:y="12.7cm">
          <text:p text:style-name="P3"><text:span text:style-name="T2">MainMi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xml:id="id19" draw:id="id19" draw:layer="layout" svg:width="3.302cm" svg:height="1.016cm" svg:x="11.176cm" svg:y="13.77cm">
          <text:p text:style-name="P3"><text:span text:style-name="T2">Audio Receivers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9.906cm" svg:height="6.858cm" svg:x="16.002cm" svg:y="4.318cm">
          <text:p text:style-name="P5"><text:span text:style-name="T2">Prog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12" draw:id="id12" draw:layer="layout" svg:width="2.032cm" svg:height="1.016cm" svg:x="16.632cm" svg:y="8.202cm">
          <text:p text:style-name="P3"><text:span text:style-name="T2">WaveG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13" draw:id="id13" draw:layer="layout" svg:width="1.778cm" svg:height="1.016cm" svg:x="19.934cm" svg:y="8.202cm">
          <text:p text:style-name="P3"><text:span text:style-name="T2">EnvG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7" draw:layer="layout" svg:x1="2.286cm" svg:y1="1.778cm" svg:x2="2.286cm" svg:y2="2.794cm" draw:start-shape="id1" draw:start-glue-point="2" draw:end-shape="id2" draw:end-glue-point="0" svg:d="M2286 1778v1016" svg:viewBox="0 0 1 1017">
          <text:p/>
        </draw:connector>
        <draw:connector draw:style-name="gr8" draw:text-style-name="P7" draw:layer="layout" svg:x1="2.286cm" svg:y1="3.81cm" svg:x2="2.286cm" svg:y2="5.334cm" draw:start-shape="id2" draw:start-glue-point="2" draw:end-shape="id3" draw:end-glue-point="0" svg:d="M2286 3810v1524" svg:viewBox="0 0 1 1525">
          <text:p/>
        </draw:connector>
        <draw:connector draw:style-name="gr8" draw:text-style-name="P7" draw:layer="layout" svg:x1="3.556cm" svg:y1="5.842cm" svg:x2="7.112cm" svg:y2="3.81cm" draw:start-shape="id3" draw:start-glue-point="1" draw:end-shape="id4" draw:end-glue-point="3" svg:d="M3556 5842h1778v-2032h1778" svg:viewBox="0 0 3557 2033">
          <text:p/>
        </draw:connector>
        <draw:connector draw:style-name="gr8" draw:text-style-name="P7" draw:layer="layout" svg:x1="3.556cm" svg:y1="5.842cm" svg:x2="7.112cm" svg:y2="5.842cm" draw:start-shape="id3" draw:start-glue-point="1" draw:end-shape="id5" draw:end-glue-point="3" svg:d="M3556 5842h3556" svg:viewBox="0 0 3557 1">
          <text:p/>
        </draw:connector>
        <draw:custom-shape draw:style-name="gr1" draw:text-style-name="P2" xml:id="id6" draw:id="id6" draw:layer="layout" svg:width="2.54cm" svg:height="1.016cm" svg:x="1.016cm" svg:y="8.382cm">
          <text:p text:style-name="P1"><text:span text:style-name="T1">Tight timing </text:span></text:p>
          <text:p text:style-name="P1"><text:span text:style-name="T1">loop</text:span></text:p>
          <draw:enhanced-geometry svg:viewBox="0 0 21600 21600" draw:type="rectangle" draw:enhanced-path="M 0 0 L 21600 0 21600 21600 0 21600 0 0 Z N"/>
        </draw:custom-shape>
        <draw:connector draw:style-name="gr8" draw:text-style-name="P7" draw:layer="layout" svg:x1="2.286cm" svg:y1="6.35cm" svg:x2="2.286cm" svg:y2="8.382cm" draw:start-shape="id3" draw:start-glue-point="2" draw:end-shape="id6" draw:end-glue-point="0" svg:d="M2286 6350v2032" svg:viewBox="0 0 1 2033">
          <text:p/>
        </draw:connector>
        <draw:connector draw:style-name="gr8" draw:text-style-name="P7" draw:layer="layout" svg:x1="3.556cm" svg:y1="8.89cm" svg:x2="7.112cm" svg:y2="8.128cm" draw:start-shape="id6" draw:start-glue-point="1" draw:end-shape="id7" draw:end-glue-point="3" svg:d="M3556 8890h1778v-762h1778" svg:viewBox="0 0 3557 763">
          <text:p/>
        </draw:connector>
        <draw:connector draw:style-name="gr8" draw:text-style-name="P7" draw:layer="layout" svg:x1="9.652cm" svg:y1="8.128cm" svg:x2="11.176cm" svg:y2="7.747cm" draw:start-shape="id7" draw:start-glue-point="1" draw:end-shape="id8" draw:end-glue-point="3" svg:d="M9652 8128h762v-381h762" svg:viewBox="0 0 1525 382">
          <text:p/>
        </draw:connector>
        <draw:connector draw:style-name="gr8" draw:text-style-name="P7" draw:layer="layout" svg:x1="14.732cm" svg:y1="7.747cm" svg:x2="17.759cm" svg:y2="6.35cm" draw:start-shape="id8" draw:start-glue-point="1" draw:end-shape="id9" draw:end-glue-point="2" svg:d="M14732 7747h3027v-1397" svg:viewBox="0 0 3028 1398">
          <text:p/>
        </draw:connector>
        <draw:connector draw:style-name="gr8" draw:text-style-name="P7" draw:layer="layout" svg:x1="14.732cm" svg:y1="7.747cm" svg:x2="20.955cm" svg:y2="6.35cm" draw:start-shape="id8" draw:start-glue-point="1" draw:end-shape="id10" draw:end-glue-point="2" svg:d="M14732 7747h6223v-1397" svg:viewBox="0 0 6224 1398">
          <text:p/>
        </draw:connector>
        <draw:connector draw:style-name="gr8" draw:text-style-name="P7" draw:layer="layout" svg:x1="14.732cm" svg:y1="7.747cm" svg:x2="24.384cm" svg:y2="6.35cm" draw:start-shape="id8" draw:start-glue-point="1" draw:end-shape="id11" draw:end-glue-point="2" svg:d="M14732 7747h9652v-1397" svg:viewBox="0 0 9653 1398">
          <text:p/>
        </draw:connector>
        <draw:connector draw:style-name="gr8" draw:text-style-name="P7" draw:layer="layout" draw:line-skew="0.508cm 0.769cm" svg:x1="14.732cm" svg:y1="7.747cm" svg:x2="17.648cm" svg:y2="9.218cm" draw:start-shape="id8" draw:start-glue-point="1" draw:end-shape="id12" draw:end-glue-point="2" svg:d="M14732 7747h1458v2741h1458v-1270" svg:viewBox="0 0 2917 2742">
          <text:p/>
        </draw:connector>
        <draw:connector draw:style-name="gr8" draw:text-style-name="P7" draw:layer="layout" draw:line-skew="-1.143cm 0.769cm" svg:x1="14.732cm" svg:y1="7.747cm" svg:x2="20.823cm" svg:y2="9.218cm" draw:start-shape="id8" draw:start-glue-point="1" draw:end-shape="id13" draw:end-glue-point="2" svg:d="M14732 7747h1458v2741h4633v-1270" svg:viewBox="0 0 6092 2742">
          <text:p/>
        </draw:connector>
        <draw:connector draw:style-name="gr9" draw:text-style-name="P7" draw:layer="layout" svg:x1="21.712cm" svg:y1="8.71cm" svg:x2="23.368cm" svg:y2="5.842cm" draw:start-shape="id13" draw:start-glue-point="1" draw:end-shape="id11" draw:end-glue-point="3" svg:d="M21712 8710h828v-2868h828" svg:viewBox="0 0 1657 2869">
          <text:p/>
        </draw:connector>
        <draw:connector draw:style-name="gr9" draw:text-style-name="P7" draw:layer="layout" svg:x1="21.844cm" svg:y1="5.842cm" svg:x2="23.368cm" svg:y2="5.842cm" draw:start-shape="id10" draw:start-glue-point="1" draw:end-shape="id11" draw:end-glue-point="3" svg:d="M21844 5842h1524" svg:viewBox="0 0 1525 1">
          <text:p/>
        </draw:connector>
        <draw:frame draw:style-name="gr10" draw:text-style-name="P9" draw:layer="layout" svg:width="4.064cm" svg:height="0.675cm" svg:x="21.59cm" svg:y="9.231cm">
          <draw:text-box>
            <text:p text:style-name="P8"><text:span text:style-name="T2">+ Other components </text:span></text:p>
          </draw:text-box>
        </draw:frame>
        <draw:frame draw:style-name="gr10" draw:text-style-name="P9" xml:id="id14" draw:id="id14" draw:layer="layout" svg:width="2.54cm" svg:height="0.675cm" svg:x="15.494cm" svg:y="3.389cm">
          <draw:text-box>
            <text:p text:style-name="P8"><text:span text:style-name="T2">Voice</text:span></text:p>
          </draw:text-box>
        </draw:frame>
        <draw:connector draw:style-name="gr8" draw:text-style-name="P7" draw:layer="layout" svg:x1="9.652cm" svg:y1="5.842cm" svg:x2="15.494cm" svg:y2="3.726cm" draw:start-shape="id5" draw:start-glue-point="1" draw:end-shape="id14" draw:end-glue-point="3" svg:d="M9652 5842h2922v-2116h2920" svg:viewBox="0 0 5843 2117">
          <text:p/>
        </draw:connector>
        <draw:frame draw:style-name="gr11" draw:text-style-name="P11" draw:layer="layout" svg:width="9.398cm" svg:height="1.673cm" svg:x="10.668cm" svg:y="0.508cm">
          <draw:text-box>
            <text:p text:style-name="P10"><text:span text:style-name="T3">Ondes – Object Diagram</text:span></text:p>
          </draw:text-box>
        </draw:frame>
        <draw:frame draw:style-name="gr12" draw:text-style-name="P13" draw:layer="layout" svg:width="2.54cm" svg:height="0.953cm" svg:x="0.508cm" svg:y="4.064cm">
          <draw:text-box>
            <text:p text:style-name="P12"><text:span text:style-name="T4">MIDI </text:span></text:p>
            <text:p text:style-name="P12"><text:span text:style-name="T4">Messages</text:span></text:p>
          </draw:text-box>
        </draw:frame>
        <draw:connector draw:style-name="gr8" draw:text-style-name="P7" draw:layer="layout" svg:x1="8.382cm" svg:y1="5.334cm" svg:x2="8.382cm" svg:y2="4.318cm" draw:start-shape="id5" draw:start-glue-point="0" draw:end-shape="id4" draw:end-glue-point="2" svg:d="M8382 5334v-1016" svg:viewBox="0 0 1 1017">
          <text:p/>
        </draw:connector>
        <draw:frame draw:style-name="gr13" draw:text-style-name="P13" draw:layer="layout" svg:width="4.826cm" svg:height="0.953cm" svg:x="7.62cm" svg:y="2.178cm">
          <draw:text-box>
            <text:p text:style-name="P12"><text:span text:style-name="T4">Maps from MIDI channel</text:span></text:p>
            <text:p text:style-name="P12"><text:span text:style-name="T4">to Program</text:span></text:p>
          </draw:text-box>
        </draw:frame>
        <draw:custom-shape draw:style-name="gr1" draw:text-style-name="P4" xml:id="id15" draw:id="id15" draw:layer="layout" svg:width="2.54cm" svg:height="1.016cm" svg:x="7.112cm" svg:y="10.414cm">
          <text:p text:style-name="P3"><text:span text:style-name="T2">Wires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8" draw:text-style-name="P7" draw:layer="layout" svg:x1="3.556cm" svg:y1="8.89cm" svg:x2="7.112cm" svg:y2="10.922cm" draw:start-shape="id6" draw:start-glue-point="1" draw:end-shape="id15" draw:end-glue-point="3" svg:d="M3556 8890h1778v2032h1778" svg:viewBox="0 0 3557 2033">
          <text:p/>
        </draw:connector>
        <draw:connector draw:style-name="gr9" draw:text-style-name="P7" draw:layer="layout" draw:type="lines" svg:x1="18.754cm" svg:y1="5.842cm" svg:x2="20.066cm" svg:y2="5.842cm" draw:start-shape="id9" draw:start-glue-point="1" draw:end-shape="id10" draw:end-glue-point="3" svg:d="M18754 5842h501 310 501" svg:viewBox="0 0 1313 1">
          <text:p/>
        </draw:connector>
        <draw:connector draw:style-name="gr9" draw:text-style-name="P7" draw:layer="layout" draw:type="lines" svg:x1="18.664cm" svg:y1="8.71cm" svg:x2="19.934cm" svg:y2="8.71cm" draw:start-shape="id12" draw:start-glue-point="1" draw:end-shape="id13" draw:end-glue-point="3" svg:d="M18664 8710h501 268 501" svg:viewBox="0 0 1271 1">
          <text:p/>
        </draw:connector>
        <draw:custom-shape draw:style-name="gr14" draw:text-style-name="P15" xml:id="id16" draw:id="id16" draw:layer="layout" svg:width="3.302cm" svg:height="2.286cm" svg:x="10.414cm" svg:y="10.414cm">
          <text:p text:style-name="P14"><text:span text:style-name="T5">List&lt;Wire&gt;</text:span></text:p>
          <text:p text:style-name="P14"><text:span text:style-name="T5">Connections in</text:span></text:p>
          <text:p text:style-name="P14"><text:span text:style-name="T5"><text:s/></text:span><text:span text:style-name="T5">magenta are</text:span></text:p>
          <text:p text:style-name="P14"><text:span text:style-name="T5">“</text:span><text:span text:style-name="T5">Wire” objects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15" draw:text-style-name="P7" draw:layer="layout" draw:type="line" svg:x1="9.652cm" svg:y1="10.922cm" svg:x2="10.414cm" svg:y2="11.557cm" draw:start-shape="id15" draw:start-glue-point="1" draw:end-shape="id16" draw:end-glue-point="3" svg:d="M9652 10922l762 635" svg:viewBox="0 0 763 636">
          <text:p/>
        </draw:connector>
        <draw:custom-shape draw:style-name="gr1" draw:text-style-name="P4" xml:id="id17" draw:id="id17" draw:layer="layout" svg:width="2.54cm" svg:height="1.016cm" svg:x="11.176cm" svg:y="8.89cm">
          <text:p text:style-name="P3"><text:span text:style-name="T2">PhaseClocks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8" draw:text-style-name="P7" draw:layer="layout" svg:x1="9.652cm" svg:y1="8.128cm" svg:x2="11.176cm" svg:y2="9.398cm" draw:start-shape="id7" draw:start-glue-point="1" draw:end-shape="id17" svg:d="M9652 8128h762v1270h762" svg:viewBox="0 0 1525 1271">
          <text:p/>
        </draw:connector>
        <draw:frame draw:style-name="gr16" draw:text-style-name="P17" draw:layer="layout" svg:width="4.572cm" svg:height="2.031cm" svg:x="0.508cm" svg:y="9.906cm">
          <draw:text-box>
            <text:p text:style-name="P16"><text:span text:style-name="T6"><text:s text:c="4"/></text:span><text:span text:style-name="T6">void next() {</text:span></text:p>
            <text:p text:style-name="P16"><text:span text:style-name="T6"><text:s text:c="7"/></text:span><text:span text:style-name="T6">instant.next();</text:span></text:p>
            <text:p text:style-name="P16"><text:span text:style-name="T6"><text:s text:c="7"/></text:span><text:span text:style-name="T6">wires.next();</text:span></text:p>
            <text:p text:style-name="P16"><text:span text:style-name="T6"><text:s text:c="7"/></text:span><text:span text:style-name="T6">mainMix.next(); </text:span></text:p>
            <text:p text:style-name="P16"><text:span text:style-name="T6"><text:s text:c="4"/></text:span><text:span text:style-name="T6">}</text:span></text:p>
          </draw:text-box>
        </draw:frame>
        <draw:connector draw:style-name="gr8" draw:text-style-name="P7" draw:layer="layout" draw:line-skew="0.127cm" svg:x1="3.556cm" svg:y1="8.89cm" svg:x2="6.858cm" svg:y2="13.208cm" draw:start-shape="id6" draw:start-glue-point="1" draw:end-shape="id18" draw:end-glue-point="3" svg:d="M3556 8890h1778v4318h1524" svg:viewBox="0 0 3303 4319">
          <text:p/>
        </draw:connector>
        <draw:connector draw:style-name="gr8" draw:text-style-name="P7" draw:layer="layout" svg:x1="8.128cm" svg:y1="13.716cm" svg:x2="11.176cm" svg:y2="14.278cm" draw:start-shape="id18" draw:start-glue-point="2" draw:end-shape="id19" draw:end-glue-point="3" svg:d="M8128 13716v562h3048" svg:viewBox="0 0 3049 563">
          <text:p/>
        </draw:connector>
        <draw:connector draw:style-name="gr8" draw:text-style-name="P7" draw:layer="layout" svg:x1="14.478cm" svg:y1="14.278cm" svg:x2="22.352cm" svg:y2="14.278cm" draw:start-shape="id19" draw:start-glue-point="1" draw:end-shape="id20" draw:end-glue-point="3" svg:d="M14478 14278h7874" svg:viewBox="0 0 7875 1">
          <text:p/>
        </draw:connector>
        <draw:frame draw:style-name="gr17" draw:text-style-name="P18" xml:id="id20" draw:id="id20" draw:layer="layout" svg:width="3.302cm" svg:height="2.431cm" svg:x="22.352cm" svg:y="13.063cm">
          <draw:image xlink:href="Pictures/10000201000000960000007AB110051802F9320D.png" xlink:type="simple" xlink:show="embed" xlink:actuate="onLoad" loext:mime-type="image/png">
            <text:p/>
          </draw:image>
        </draw:frame>
        <draw:frame draw:style-name="gr17" draw:text-style-name="P18" draw:layer="layout" svg:width="2.37cm" svg:height="1.778cm" svg:x="3.81cm" svg:y="0.508cm">
          <draw:image xlink:href="Pictures/10000000000000C800000096A8536B0567FB92CC.jpg" xlink:type="simple" xlink:show="embed" xlink:actuate="onLoad" loext:mime-type="image/jpeg">
            <text:p/>
          </draw:image>
        </draw:frame>
        <draw:connector draw:style-name="gr8" draw:text-style-name="P7" draw:layer="layout" draw:line-skew="0.769cm" svg:x1="25.4cm" svg:y1="5.842cm" svg:x2="9.398cm" svg:y2="13.208cm" draw:start-shape="id11" draw:start-glue-point="1" draw:end-shape="id18" draw:end-glue-point="1" svg:d="M25400 5842h1270v7366h-17272" svg:viewBox="0 0 17273 7367">
          <text:p/>
        </draw:connector>
        <presentation:notes draw:style-name="dp2">
          <draw:page-thumbnail draw:style-name="gr18" draw:layer="layout" svg:width="18.624cm" svg:height="10.476cm" svg:x="1.482cm" svg:y="2.123cm" draw:page-number="1" presentation:class="page"/>
          <draw:frame presentation:style-name="pr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Source Code Pro Semibold" svg:font-family="'Source Code Pro Semibold'"/>
    <style:font-face style:name="Source Code Pro Semibold1" svg:font-family="'Source Code Pro Semibold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loisterBlack BT" svg:font-family="'CloisterBlack BT'" style:font-family-generic="script" style:font-pitch="variable"/>
    <style:font-face style:name="Calibri" svg:font-family="Calibri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7652413 </meta:initial-creator>
    <meta:creation-date>2020-05-20T12:35:02.217000000</meta:creation-date>
    <dc:date>2020-05-20T14:14:42.664000000</dc:date>
    <dc:creator>7652413 </dc:creator>
    <meta:editing-duration>PT1H39M38S</meta:editing-duration>
    <meta:editing-cycles>8</meta:editing-cycles>
    <meta:generator>LibreOffice/6.3.2.2$Windows_X86_64 LibreOffice_project/98b30e735bda24bc04ab42594c85f7fd8be07b9c</meta:generator>
    <meta:document-statistic meta:object-count="75"/>
  </office:meta>
</office:document-meta>
</file>